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9.098cm"/>
    </style:style>
    <style:style style:name="Таблица1.B" style:family="table-column">
      <style:table-column-properties style:column-width="4.193cm"/>
    </style:style>
    <style:style style:name="Таблица1.C" style:family="table-column">
      <style:table-column-properties style:column-width="3.70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7.699cm"/>
    </style:style>
    <style:style style:name="Таблица2.B" style:family="table-column">
      <style:table-column-properties style:column-width="2.196cm"/>
    </style:style>
    <style:style style:name="Таблица2.D" style:family="table-column">
      <style:table-column-properties style:column-width="2.514cm"/>
    </style:style>
    <style:style style:name="Таблица2.E" style:family="table-column">
      <style:table-column-properties style:column-width="2.40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7.594cm"/>
    </style:style>
    <style:style style:name="Таблица3.B" style:family="table-column">
      <style:table-column-properties style:column-width="3.598cm"/>
    </style:style>
    <style:style style:name="Таблица3.C" style:family="table-column">
      <style:table-column-properties style:column-width="3.016cm"/>
    </style:style>
    <style:style style:name="Таблица3.D" style:family="table-column">
      <style:table-column-properties style:column-width="2.805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2.833cm" style:rel-column-width="10922*"/>
    </style:style>
    <style:style style:name="Таблица4.F" style:family="table-column">
      <style:table-column-properties style:column-width="2.835cm" style:rel-column-width="10925*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3.889cm"/>
    </style:style>
    <style:style style:name="Таблица5.B" style:family="table-column">
      <style:table-column-properties style:column-width="1.799cm"/>
    </style:style>
    <style:style style:name="Таблица5.C" style:family="table-column">
      <style:table-column-properties style:column-width="1.905cm"/>
    </style:style>
    <style:style style:name="Таблица5.F" style:family="table-column">
      <style:table-column-properties style:column-width="1.984cm"/>
    </style:style>
    <style:style style:name="Таблица5.H" style:family="table-column">
      <style:table-column-properties style:column-width="1.826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H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3.889cm"/>
    </style:style>
    <style:style style:name="Таблица6.B" style:family="table-column">
      <style:table-column-properties style:column-width="1.799cm"/>
    </style:style>
    <style:style style:name="Таблица6.C" style:family="table-column">
      <style:table-column-properties style:column-width="1.905cm"/>
    </style:style>
    <style:style style:name="Таблица6.F" style:family="table-column">
      <style:table-column-properties style:column-width="1.984cm"/>
    </style:style>
    <style:style style:name="Таблица6.H" style:family="table-column">
      <style:table-column-properties style:column-width="1.826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H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3.889cm"/>
    </style:style>
    <style:style style:name="Таблица7.B" style:family="table-column">
      <style:table-column-properties style:column-width="1.799cm"/>
    </style:style>
    <style:style style:name="Таблица7.C" style:family="table-column">
      <style:table-column-properties style:column-width="1.905cm"/>
    </style:style>
    <style:style style:name="Таблица7.F" style:family="table-column">
      <style:table-column-properties style:column-width="1.984cm"/>
    </style:style>
    <style:style style:name="Таблица7.H" style:family="table-column">
      <style:table-column-properties style:column-width="1.826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H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language="ru" fo:country="RU" officeooo:rsid="00114b9c" officeooo:paragraph-rsid="00114b9c"/>
    </style:style>
    <style:style style:name="P3" style:family="paragraph" style:parent-style-name="Text_20_body">
      <style:paragraph-properties fo:line-height="100%"/>
      <style:text-properties fo:language="ru" fo:country="RU" officeooo:rsid="00114b9c" officeooo:paragraph-rsid="00114b9c"/>
    </style:style>
    <style:style style:name="P4" style:family="paragraph" style:parent-style-name="Text_20_body">
      <style:paragraph-properties fo:line-height="100%"/>
      <style:text-properties fo:language="ru" fo:country="RU" officeooo:rsid="00195a65" officeooo:paragraph-rsid="00195a65"/>
    </style:style>
    <style:style style:name="P5" style:family="paragraph" style:parent-style-name="Text_20_body">
      <style:paragraph-properties fo:line-height="100%"/>
      <style:text-properties fo:language="ru" fo:country="RU" fo:font-weight="bold" officeooo:rsid="00195a65" officeooo:paragraph-rsid="00195a65" style:font-weight-asian="bold" style:font-weight-complex="bold"/>
    </style:style>
    <style:style style:name="P6" style:family="paragraph" style:parent-style-name="Text_20_body">
      <style:text-properties fo:language="ru" fo:country="RU" fo:font-weight="bold" officeooo:rsid="001cbdec" officeooo:paragraph-rsid="00212834" style:font-weight-asian="bold" style:font-weight-complex="bold"/>
    </style:style>
    <style:style style:name="P7" style:family="paragraph" style:parent-style-name="Text_20_body">
      <style:paragraph-properties fo:line-height="100%"/>
      <style:text-properties fo:language="ru" fo:country="RU" officeooo:rsid="0013a2cb" officeooo:paragraph-rsid="0013a2cb"/>
    </style:style>
    <style:style style:name="P8" style:family="paragraph" style:parent-style-name="Text_20_body">
      <style:text-properties fo:language="ru" fo:country="RU" officeooo:rsid="00177740" officeooo:paragraph-rsid="00177740"/>
    </style:style>
    <style:style style:name="P9" style:family="paragraph" style:parent-style-name="Text_20_body">
      <style:text-properties fo:language="ru" fo:country="RU" officeooo:rsid="002138aa" officeooo:paragraph-rsid="002138aa"/>
    </style:style>
    <style:style style:name="P10" style:family="paragraph" style:parent-style-name="Text_20_body">
      <style:paragraph-properties fo:line-height="100%"/>
      <style:text-properties style:font-name="Liberation Serif" fo:font-size="12pt" fo:language="ru" fo:country="RU" officeooo:rsid="00118f54" officeooo:paragraph-rsid="00118f54" style:font-size-asian="12pt" style:font-size-complex="12pt"/>
    </style:style>
    <style:style style:name="P11" style:family="paragraph" style:parent-style-name="Text_20_body">
      <style:paragraph-properties fo:line-height="100%"/>
      <style:text-properties style:font-name="Liberation Serif" fo:font-size="12pt" fo:language="ru" fo:country="RU" style:font-size-asian="12pt" style:font-size-complex="12pt"/>
    </style:style>
    <style:style style:name="P12" style:family="paragraph" style:parent-style-name="Text_20_body">
      <style:paragraph-properties fo:line-height="100%"/>
      <style:text-properties style:font-name="Liberation Serif" fo:font-size="12pt" fo:language="ru" fo:country="RU" officeooo:paragraph-rsid="0015765a" style:font-size-asian="12pt" style:font-size-complex="12pt"/>
    </style:style>
    <style:style style:name="P13" style:family="paragraph" style:parent-style-name="Text_20_body">
      <style:paragraph-properties fo:line-height="100%"/>
      <style:text-properties style:font-name="Liberation Serif" fo:font-size="12pt" fo:language="ru" fo:country="RU" officeooo:paragraph-rsid="00177740" style:font-size-asian="12pt" style:font-size-complex="12pt"/>
    </style:style>
    <style:style style:name="P14" style:family="paragraph" style:parent-style-name="Text_20_body">
      <style:paragraph-properties fo:line-height="100%"/>
      <style:text-properties style:font-name="Liberation Serif" fo:font-size="12pt" fo:language="ru" fo:country="RU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line-height="100%"/>
      <style:text-properties fo:font-size="12pt" fo:language="ru" fo:country="RU" style:font-size-asian="12pt" style:font-size-complex="12pt"/>
    </style:style>
    <style:style style:name="P16" style:family="paragraph" style:parent-style-name="Text_20_body">
      <style:paragraph-properties fo:line-height="100%"/>
      <style:text-properties fo:font-size="12pt" fo:language="ru" fo:country="RU" officeooo:paragraph-rsid="0015765a" style:font-size-asian="12pt" style:font-size-complex="12pt"/>
    </style:style>
    <style:style style:name="P17" style:family="paragraph" style:parent-style-name="Text_20_body">
      <style:paragraph-properties fo:line-height="100%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line-height="100%"/>
      <style:text-properties fo:font-size="12pt" fo:language="ru" fo:country="RU" fo:font-weight="bold" style:font-size-asian="12pt" style:font-weight-asian="bold" style:font-size-complex="12pt"/>
    </style:style>
    <style:style style:name="P19" style:family="paragraph" style:parent-style-name="Text_20_body">
      <style:text-properties fo:font-weight="bold" officeooo:rsid="001cbdec" officeooo:paragraph-rsid="001cbdec" style:font-weight-asian="bold" style:font-weight-complex="bold"/>
    </style:style>
    <style:style style:name="P20" style:family="paragraph" style:parent-style-name="Text_20_body">
      <style:text-properties fo:font-weight="bold" officeooo:rsid="001cbdec" officeooo:paragraph-rsid="00212834" style:font-weight-asian="bold" style:font-weight-complex="bold"/>
    </style:style>
    <style:style style:name="P21" style:family="paragraph" style:parent-style-name="Text_20_body">
      <style:paragraph-properties fo:line-height="100%"/>
      <style:text-properties style:font-name="Arial" fo:font-size="11pt" fo:language="ru" fo:country="RU" officeooo:rsid="00114b9c" officeooo:paragraph-rsid="0012a9d3" style:font-size-asian="11pt"/>
    </style:style>
    <style:style style:name="P22" style:family="paragraph" style:parent-style-name="Text_20_body">
      <style:paragraph-properties fo:line-height="100%"/>
      <style:text-properties style:font-name="Arial" fo:font-size="11.5pt" fo:language="ru" fo:country="RU" style:font-size-asian="11.5pt" style:font-size-complex="12pt"/>
    </style:style>
    <style:style style:name="P23" style:family="paragraph" style:parent-style-name="Text_20_body">
      <style:paragraph-properties fo:line-height="100%" fo:break-before="page"/>
      <style:text-properties style:font-name="Liberation Serif" fo:font-size="12pt" fo:language="ru" fo:country="RU" style:font-size-asian="12pt" style:font-size-complex="12pt"/>
    </style:style>
    <style:style style:name="P24" style:family="paragraph" style:parent-style-name="Title">
      <style:text-properties fo:language="ru" fo:country="RU" officeooo:rsid="00114b9c" officeooo:paragraph-rsid="00114b9c"/>
    </style:style>
    <style:style style:name="P25" style:family="paragraph" style:parent-style-name="Standard">
      <style:paragraph-properties fo:line-height="100%" fo:text-align="center" style:justify-single-word="false"/>
      <style:text-properties fo:language="ru" fo:country="RU" officeooo:rsid="00114b9c" officeooo:paragraph-rsid="00114b9c"/>
    </style:style>
    <style:style style:name="P26" style:family="paragraph" style:parent-style-name="Standard">
      <style:text-properties officeooo:paragraph-rsid="002138aa"/>
    </style:style>
    <style:style style:name="P27" style:family="paragraph" style:parent-style-name="Table_20_Contents">
      <style:paragraph-properties fo:line-height="100%" fo:text-align="center" style:justify-single-word="false"/>
      <style:text-properties fo:language="ru" fo:country="RU" officeooo:rsid="00114b9c" officeooo:paragraph-rsid="00114b9c"/>
    </style:style>
    <style:style style:name="P28" style:family="paragraph" style:parent-style-name="Table_20_Contents">
      <style:paragraph-properties fo:line-height="100%" fo:text-align="center" style:justify-single-word="false"/>
      <style:text-properties fo:language="ru" fo:country="RU" officeooo:rsid="00114b9c" officeooo:paragraph-rsid="0012a9d3"/>
    </style:style>
    <style:style style:name="P29" style:family="paragraph" style:parent-style-name="Table_20_Contents">
      <style:paragraph-properties fo:line-height="100%"/>
      <style:text-properties fo:language="ru" fo:country="RU" officeooo:rsid="00114b9c" officeooo:paragraph-rsid="00114b9c"/>
    </style:style>
    <style:style style:name="P30" style:family="paragraph" style:parent-style-name="Table_20_Contents">
      <style:paragraph-properties fo:line-height="100%"/>
      <style:text-properties fo:language="ru" fo:country="RU" officeooo:rsid="00114b9c" officeooo:paragraph-rsid="0012a9d3"/>
    </style:style>
    <style:style style:name="P31" style:family="paragraph" style:parent-style-name="Table_20_Contents">
      <style:paragraph-properties fo:line-height="100%"/>
      <style:text-properties fo:language="ru" fo:country="RU" officeooo:rsid="00118f54" officeooo:paragraph-rsid="00118f54"/>
    </style:style>
    <style:style style:name="P32" style:family="paragraph" style:parent-style-name="Table_20_Contents">
      <style:paragraph-properties fo:line-height="100%" fo:text-align="center" style:justify-single-word="false"/>
      <style:text-properties fo:language="ru" fo:country="RU" officeooo:rsid="00118f54" officeooo:paragraph-rsid="00118f54"/>
    </style:style>
    <style:style style:name="P33" style:family="paragraph" style:parent-style-name="Table_20_Contents">
      <style:paragraph-properties fo:text-align="center" style:justify-single-word="false"/>
      <style:text-properties fo:language="ru" fo:country="RU" officeooo:rsid="00177740" officeooo:paragraph-rsid="00177740"/>
    </style:style>
    <style:style style:name="P34" style:family="paragraph" style:parent-style-name="Table_20_Contents">
      <style:paragraph-properties fo:text-align="center" style:justify-single-word="false" style:vertical-align="middle"/>
      <style:text-properties fo:language="ru" fo:country="RU" officeooo:rsid="00177740" officeooo:paragraph-rsid="00177740"/>
    </style:style>
    <style:style style:name="P35" style:family="paragraph" style:parent-style-name="Table_20_Contents">
      <style:paragraph-properties fo:text-align="center" style:justify-single-word="false"/>
      <style:text-properties fo:language="ru" fo:country="RU" officeooo:rsid="001cbdec" officeooo:paragraph-rsid="001cbdec"/>
    </style:style>
    <style:style style:name="P36" style:family="paragraph" style:parent-style-name="Table_20_Contents">
      <style:paragraph-properties fo:text-align="center" style:justify-single-word="false"/>
      <style:text-properties fo:language="ru" fo:country="RU" officeooo:rsid="001cbdec" officeooo:paragraph-rsid="00212834"/>
    </style:style>
    <style:style style:name="P37" style:family="paragraph" style:parent-style-name="Table_20_Contents">
      <style:paragraph-properties fo:text-align="center" style:justify-single-word="false"/>
      <style:text-properties fo:language="ru" fo:country="RU" officeooo:rsid="001f45bc" officeooo:paragraph-rsid="001f45bc"/>
    </style:style>
    <style:style style:name="P38" style:family="paragraph" style:parent-style-name="Table_20_Contents">
      <style:paragraph-properties fo:text-align="center" style:justify-single-word="false"/>
      <style:text-properties fo:language="ru" fo:country="RU" officeooo:rsid="00212834" officeooo:paragraph-rsid="00212834"/>
    </style:style>
    <style:style style:name="P39" style:family="paragraph" style:parent-style-name="Table_20_Contents">
      <style:paragraph-properties fo:text-align="center" style:justify-single-word="false"/>
      <style:text-properties fo:language="ru" fo:country="RU" officeooo:rsid="002138aa" officeooo:paragraph-rsid="002138aa"/>
    </style:style>
    <style:style style:name="P40" style:family="paragraph" style:parent-style-name="Table_20_Contents">
      <style:paragraph-properties fo:text-align="center" style:justify-single-word="false"/>
      <style:text-properties fo:language="ru" fo:country="RU" officeooo:rsid="00225d02" officeooo:paragraph-rsid="00225d02"/>
    </style:style>
    <style:style style:name="P41" style:family="paragraph" style:parent-style-name="Table_20_Contents">
      <style:paragraph-properties fo:text-align="center" style:justify-single-word="false"/>
      <style:text-properties fo:language="ru" fo:country="RU" officeooo:rsid="00246408" officeooo:paragraph-rsid="00246408"/>
    </style:style>
    <style:style style:name="P42" style:family="paragraph" style:parent-style-name="Table_20_Contents">
      <style:paragraph-properties fo:line-height="100%"/>
      <style:text-properties style:font-name="Liberation Sans" fo:font-size="12pt" fo:language="ru" fo:country="RU" officeooo:rsid="00132133" officeooo:paragraph-rsid="00132133" style:font-name-asian="Microsoft YaHei" style:font-size-asian="12pt" style:font-name-complex="Mangal" style:font-size-complex="12pt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Liberation Sans" fo:font-size="12pt" fo:language="ru" fo:country="RU" officeooo:rsid="00132133" officeooo:paragraph-rsid="00132133" style:font-name-asian="Microsoft YaHei" style:font-size-asian="12pt" style:font-name-complex="Mangal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language="en" fo:country="US" officeooo:rsid="001cbdec" officeooo:paragraph-rsid="001cbdec"/>
    </style:style>
    <style:style style:name="P45" style:family="paragraph" style:parent-style-name="Table_20_Contents">
      <style:paragraph-properties fo:text-align="center" style:justify-single-word="false"/>
      <style:text-properties fo:language="en" fo:country="US" officeooo:rsid="001cbdec" officeooo:paragraph-rsid="00212834"/>
    </style:style>
    <style:style style:name="P46" style:family="paragraph" style:parent-style-name="Table_20_Contents">
      <style:paragraph-properties fo:text-align="center" style:justify-single-word="false"/>
      <style:text-properties fo:language="en" fo:country="US" officeooo:rsid="00236600" officeooo:paragraph-rsid="00236600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Subtitle">
      <style:paragraph-properties fo:line-height="100%"/>
      <style:text-properties fo:language="ru" fo:country="RU" officeooo:paragraph-rsid="0012a9d3"/>
    </style:style>
    <style:style style:name="P49" style:family="paragraph" style:parent-style-name="Subtitle">
      <style:paragraph-properties fo:line-height="100%"/>
    </style:style>
    <style:style style:name="P50" style:family="paragraph" style:parent-style-name="Table_20_Contents">
      <style:paragraph-properties fo:text-align="center" style:justify-single-word="false"/>
      <style:text-properties fo:language="en" fo:country="US" officeooo:rsid="001cbdec" officeooo:paragraph-rsid="001cbdec"/>
    </style:style>
    <style:style style:name="P51" style:family="paragraph" style:parent-style-name="Table_20_Contents">
      <style:paragraph-properties fo:text-align="center" style:justify-single-word="false"/>
      <style:text-properties fo:language="ru" fo:country="RU" officeooo:rsid="00246408" officeooo:paragraph-rsid="00246408"/>
    </style:style>
    <style:style style:name="P52" style:family="paragraph" style:parent-style-name="Table_20_Contents">
      <style:paragraph-properties fo:text-align="center" style:justify-single-word="false"/>
      <style:text-properties fo:language="ru" fo:country="RU" officeooo:rsid="001cbdec" officeooo:paragraph-rsid="001cbdec"/>
    </style:style>
    <style:style style:name="P53" style:family="paragraph" style:parent-style-name="Table_20_Contents">
      <style:paragraph-properties fo:text-align="center" style:justify-single-word="false"/>
      <style:text-properties fo:language="ru" fo:country="RU" officeooo:rsid="001d7e96" officeooo:paragraph-rsid="001d7e96"/>
    </style:style>
    <style:style style:name="P54" style:family="paragraph" style:parent-style-name="Table_20_Contents">
      <style:paragraph-properties fo:text-align="center" style:justify-single-word="false"/>
      <style:text-properties fo:language="ru" fo:country="RU" officeooo:rsid="001f45bc" officeooo:paragraph-rsid="001f45bc"/>
    </style:style>
    <style:style style:name="P55" style:family="paragraph" style:parent-style-name="Table_20_Contents">
      <style:paragraph-properties fo:text-align="center" style:justify-single-word="false"/>
      <style:text-properties fo:language="ru" fo:country="RU" officeooo:rsid="002a2aa1" officeooo:paragraph-rsid="002a2aa1"/>
    </style:style>
    <style:style style:name="P56" style:family="paragraph" style:parent-style-name="Table_20_Contents">
      <style:paragraph-properties fo:text-align="center" style:justify-single-word="false"/>
      <style:text-properties fo:language="ru" fo:country="RU" officeooo:rsid="00326e50" officeooo:paragraph-rsid="001d7e96"/>
    </style:style>
    <style:style style:name="P57" style:family="paragraph" style:parent-style-name="Table_20_Contents">
      <style:paragraph-properties fo:text-align="center" style:justify-single-word="false"/>
      <style:text-properties fo:language="ru" fo:country="RU" officeooo:rsid="00326e50" officeooo:paragraph-rsid="00326e50"/>
    </style:style>
    <style:style style:name="P58" style:family="paragraph" style:parent-style-name="Heading_20_1">
      <style:paragraph-properties fo:line-height="100%"/>
      <style:text-properties fo:language="ru" fo:country="RU" officeooo:rsid="0013a2cb" officeooo:paragraph-rsid="0013a2cb"/>
    </style:style>
    <style:style style:name="P59" style:family="paragraph" style:parent-style-name="Heading_20_1">
      <style:text-properties fo:language="ru" fo:country="RU" officeooo:rsid="00177740" officeooo:paragraph-rsid="00177740"/>
    </style:style>
    <style:style style:name="P60" style:family="paragraph" style:parent-style-name="Heading_20_1">
      <style:text-properties fo:language="ru" fo:country="RU" officeooo:rsid="002138aa" officeooo:paragraph-rsid="002138aa"/>
    </style:style>
    <style:style style:name="P61" style:family="paragraph" style:parent-style-name="Heading_20_1">
      <style:paragraph-properties fo:break-before="page"/>
      <style:text-properties fo:language="ru" fo:country="RU"/>
    </style:style>
    <style:style style:name="P62" style:family="paragraph" style:parent-style-name="Heading_20_1">
      <style:paragraph-properties fo:line-height="100%" fo:break-before="page"/>
      <style:text-properties fo:language="ru" fo:country="RU" officeooo:rsid="00114b9c" officeooo:paragraph-rsid="00114b9c"/>
    </style:style>
    <style:style style:name="P63" style:family="paragraph" style:parent-style-name="Heading_20_1">
      <style:paragraph-properties fo:line-height="100%" fo:break-before="page"/>
      <style:text-properties fo:language="ru" fo:country="RU"/>
    </style:style>
    <style:style style:name="P64" style:family="paragraph" style:parent-style-name="Heading_20_1">
      <style:paragraph-properties fo:break-before="page"/>
      <style:text-properties fo:language="ru" fo:country="RU" officeooo:rsid="001cbdec" officeooo:paragraph-rsid="001cbde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2a9d3"/>
    </style:style>
    <style:style style:name="T3" style:family="text">
      <style:text-properties fo:language="ru" fo:country="RU" officeooo:rsid="00212834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32133"/>
    </style:style>
    <style:style style:name="T6" style:family="text">
      <style:text-properties officeooo:rsid="0012a9d3"/>
    </style:style>
    <style:style style:name="T7" style:family="text">
      <style:text-properties officeooo:rsid="00132133"/>
    </style:style>
    <style:style style:name="T8" style:family="text">
      <style:text-properties officeooo:rsid="0013a2cb"/>
    </style:style>
    <style:style style:name="T9" style:family="text">
      <style:text-properties officeooo:rsid="00177740"/>
    </style:style>
    <style:style style:name="T10" style:family="text">
      <style:text-properties officeooo:rsid="001b3d8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Общие сведения и ограничения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7"><text:a xlink:type="simple" xlink:href="#__RefHeading___Toc105_1797285342" text:style-name="Index_20_Link" text:visited-style-name="Index_20_Link">Ограничения по погоде<text:tab/>2</text:a></text:p>
          <text:p text:style-name="P47"><text:a xlink:type="simple" xlink:href="#__RefHeading___Toc6301_1797285342" text:style-name="Index_20_Link" text:visited-style-name="Index_20_Link">Общие летные ограничения<text:tab/>3</text:a></text:p>
          <text:p text:style-name="P47"><text:a xlink:type="simple" xlink:href="#__RefHeading___Toc6961_1797285342" text:style-name="Index_20_Link" text:visited-style-name="Index_20_Link">Ограничения скорости<text:tab/>4</text:a></text:p>
          <text:p text:style-name="P47"><text:a xlink:type="simple" xlink:href="#__RefHeading___Toc8739_1797285342" text:style-name="Index_20_Link" text:visited-style-name="Index_20_Link">Согласованные положения стабилизатора<text:tab/>5</text:a></text:p>
          <text:p text:style-name="P47"><text:a xlink:type="simple" xlink:href="#__RefHeading___Toc8741_1797285342" text:style-name="Index_20_Link" text:visited-style-name="Index_20_Link">Конфигурация самолета по этапам полета<text:tab/>6</text:a></text:p>
          <text:p text:style-name="P47"><text:a xlink:type="simple" xlink:href="#__RefHeading___Toc8797_1797285342" text:style-name="Index_20_Link" text:visited-style-name="Index_20_Link">Скорости на взлете<text:tab/>7</text:a></text:p>
          <text:p text:style-name="P47"><text:a xlink:type="simple" xlink:href="#__RefHeading___Toc8799_1797285342" text:style-name="Index_20_Link" text:visited-style-name="Index_20_Link">Скорости захода на посадку<text:tab/>7</text:a></text:p>
        </text:index-body>
      </text:table-of-content>
      <text:p text:style-name="P2"/>
      <text:p text:style-name="P2"/>
      <text:h text:style-name="P62" text:outline-level="1"><text:bookmark-start text:name="__RefHeading___Toc105_1797285342"/>Ограничения по погоде<text:bookmark-end text:name="__RefHeading___Toc105_1797285342"/></text:h>
      <text:p text:style-name="P3">Погодный минимум для захода на посадк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2" office:value-type="string">
            <text:p text:style-name="P27">Режим захода на посадку</text:p>
          </table:table-cell>
          <table:table-cell table:style-name="Таблица1.B1" table:number-columns-spanned="2" office:value-type="string">
            <text:p text:style-name="P25">Параметры минимума</text:p>
          </table:table-cell>
          <table:covered-table-cell/>
        </table:table-row>
        <table:table-row>
          <table:covered-table-cell/>
          <table:table-cell table:style-name="Таблица1.B2" office:value-type="string">
            <text:p text:style-name="P27">Высота принятия решения, м</text:p>
          </table:table-cell>
          <table:table-cell table:style-name="Таблица1.C2" office:value-type="string">
            <text:p text:style-name="P27">Дальность видимости ВПП, м</text:p>
          </table:table-cell>
        </table:table-row>
        <table:table-row>
          <table:table-cell table:style-name="Таблица1.B2" office:value-type="string">
            <text:p text:style-name="P29">Автоматический заход</text:p>
          </table:table-cell>
          <table:table-cell table:style-name="Таблица1.B2" office:value-type="string">
            <text:p text:style-name="P27">30</text:p>
          </table:table-cell>
          <table:table-cell table:style-name="Таблица1.C2" office:value-type="string">
            <text:p text:style-name="P27">350</text:p>
          </table:table-cell>
        </table:table-row>
        <table:table-row>
          <table:table-cell table:style-name="Таблица1.B2" office:value-type="string">
            <text:p text:style-name="P29">Директорный / <text:span text:style-name="T4">ILS CatIII</text:span></text:p>
          </table:table-cell>
          <table:table-cell table:style-name="Таблица1.B2" office:value-type="string">
            <text:p text:style-name="P27">60</text:p>
          </table:table-cell>
          <table:table-cell table:style-name="Таблица1.C2" office:value-type="string">
            <text:p text:style-name="P27">550</text:p>
          </table:table-cell>
        </table:table-row>
        <table:table-row>
          <table:table-cell table:style-name="Таблица1.B2" office:value-type="string">
            <text:p text:style-name="P29">По радиомаячной системе</text:p>
          </table:table-cell>
          <table:table-cell table:style-name="Таблица1.B2" office:value-type="string">
            <text:p text:style-name="P27">100</text:p>
          </table:table-cell>
          <table:table-cell table:style-name="Таблица1.C2" office:value-type="string">
            <text:p text:style-name="P27">1200</text:p>
          </table:table-cell>
        </table:table-row>
        <table:table-row>
          <table:table-cell table:style-name="Таблица1.B2" office:value-type="string">
            <text:p text:style-name="P29">По двум приводным радиостанциям</text:p>
          </table:table-cell>
          <table:table-cell table:style-name="Таблица1.B2" office:value-type="string">
            <text:p text:style-name="P27">120</text:p>
          </table:table-cell>
          <table:table-cell table:style-name="Таблица1.C2" office:value-type="string">
            <text:p text:style-name="P27">1800</text:p>
          </table:table-cell>
        </table:table-row>
        <table:table-row>
          <table:table-cell table:style-name="Таблица1.B2" office:value-type="string">
            <text:p text:style-name="P29">По одной приводной радиостанции</text:p>
          </table:table-cell>
          <table:table-cell table:style-name="Таблица1.B2" office:value-type="string">
            <text:p text:style-name="P27">250</text:p>
          </table:table-cell>
          <table:table-cell table:style-name="Таблица1.C2" office:value-type="string">
            <text:p text:style-name="P27">4000</text:p>
          </table:table-cell>
        </table:table-row>
        <table:table-row>
          <table:table-cell table:style-name="Таблица1.B2" office:value-type="string">
            <text:p text:style-name="P31">Визуальный заход</text:p>
          </table:table-cell>
          <table:table-cell table:style-name="Таблица1.B2" office:value-type="string">
            <text:p text:style-name="P32">210</text:p>
          </table:table-cell>
          <table:table-cell table:style-name="Таблица1.C2" office:value-type="string">
            <text:p text:style-name="P32">4000</text:p>
          </table:table-cell>
        </table:table-row>
      </table:table>
      <text:p text:style-name="P48">Предельный ветер</text:p>
      <text:p text:style-name="P15">При рулении и буксировке скорость ветра <text:tab/><text:tab/><text:tab/>30 м/с.</text:p>
      <text:p text:style-name="P15">Составляющая ветра при взлете и посадке:</text:p>
      <text:p text:style-name="P15">- встречная <text:tab/><text:tab/><text:tab/><text:tab/><text:tab/><text:tab/><text:tab/><text:tab/>30 м/с;</text:p>
      <text:p text:style-name="P15">- попутная <text:tab/><text:tab/><text:tab/><text:tab/><text:tab/><text:tab/><text:tab/><text:tab/>10 м/с;</text:p>
      <text:p text:style-name="P15">- боковая под углом 90° к ВПП:</text:p>
      <text:p text:style-name="P15">- в нормальных условиях <text:tab/><text:tab/><text:tab/><text:tab/><text:tab/><text:tab/>17 м/с;</text:p>
      <text:p text:style-name="P15">- при отказе двух гидросистем на посадке <text:tab/><text:tab/><text:tab/>10 м/с;</text:p>
      <text:p text:style-name="P15">- при наличии осадков:</text:p>
      <text:p text:style-name="P15">- толщиной до 3 мм определять в зависимости от коэффициента сцепления <text:span text:style-name="T6">по таблице ниже</text:span></text:p>
      <text:p text:style-name="P15">- толщиной более 3 мм ., <text:tab/><text:tab/><text:tab/><text:tab/><text:tab/><text:tab/>5 м/с.</text:p>
      <text:p text:style-name="P48">Максимальный боковой ветер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30">Коэффициент сцепления ВПП</text:p>
          </table:table-cell>
          <table:table-cell table:style-name="Таблица2.A1" office:value-type="string">
            <text:p text:style-name="P28">0.3</text:p>
          </table:table-cell>
          <table:table-cell table:style-name="Таблица2.A1" office:value-type="string">
            <text:p text:style-name="P28">0.4</text:p>
          </table:table-cell>
          <table:table-cell table:style-name="Таблица2.A1" office:value-type="string">
            <text:p text:style-name="P28">0.5</text:p>
          </table:table-cell>
          <table:table-cell table:style-name="Таблица2.E1" office:value-type="string">
            <text:p text:style-name="P28">0.6+</text:p>
          </table:table-cell>
        </table:table-row>
        <table:table-row>
          <table:table-cell table:style-name="Таблица2.A2" office:value-type="string">
            <text:p text:style-name="P30">Максимально допустимая боковая составляющая ветра, м/с</text:p>
          </table:table-cell>
          <table:table-cell table:style-name="Таблица2.A2" office:value-type="string">
            <text:p text:style-name="P28">5</text:p>
          </table:table-cell>
          <table:table-cell table:style-name="Таблица2.A2" office:value-type="string">
            <text:p text:style-name="P28">11</text:p>
          </table:table-cell>
          <table:table-cell table:style-name="Таблица2.A2" office:value-type="string">
            <text:p text:style-name="P28">17</text:p>
          </table:table-cell>
          <table:table-cell table:style-name="Таблица2.E2" office:value-type="string">
            <text:p text:style-name="P28">17</text:p>
          </table:table-cell>
        </table:table-row>
      </table:table>
      <text:p text:style-name="P21"/>
      <text:p text:style-name="P49"><text:span text:style-name="T1">Максима</text:span><text:span text:style-name="T2">л</text:span><text:span text:style-name="T1">ьная</text:span> <text:span text:style-name="T1">высота полета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42">Эшелон полета</text:p>
          </table:table-cell>
          <table:table-cell table:style-name="Таблица3.A1" office:value-type="string">
            <text:p text:style-name="P43">11100 м</text:p>
            <text:p text:style-name="P43">36500 фт</text:p>
          </table:table-cell>
          <table:table-cell table:style-name="Таблица3.A1" office:value-type="string">
            <text:p text:style-name="P43">11600 м</text:p>
            <text:p text:style-name="P43">38000 фт</text:p>
          </table:table-cell>
          <table:table-cell table:style-name="Таблица3.D1" office:value-type="string">
            <text:p text:style-name="P43">12100 м</text:p>
            <text:p text:style-name="P43">39700 фт</text:p>
          </table:table-cell>
        </table:table-row>
        <table:table-row>
          <table:table-cell table:style-name="Таблица3.A2" office:value-type="string">
            <text:p text:style-name="P42">Максимальная полетная масса</text:p>
          </table:table-cell>
          <table:table-cell table:style-name="Таблица3.A2" office:value-type="string">
            <text:p text:style-name="P43">Не ограничено</text:p>
          </table:table-cell>
          <table:table-cell table:style-name="Таблица3.A2" office:value-type="string">
            <text:p text:style-name="P43">93500</text:p>
          </table:table-cell>
          <table:table-cell table:style-name="Таблица3.D2" office:value-type="string">
            <text:p text:style-name="P43">85000</text:p>
          </table:table-cell>
        </table:table-row>
      </table:table>
      <text:h text:style-name="P58" text:outline-level="1"><text:bookmark-start text:name="__RefHeading___Toc6301_1797285342"/><text:soft-page-break/>Общие летные ограничения<text:bookmark-end text:name="__RefHeading___Toc6301_1797285342"/></text:h>
      <text:p text:style-name="P7"/>
      <text:p text:style-name="P18">Ограничения по массе самолета</text:p>
      <text:p text:style-name="P15">Максимальная рулежная масса ………………………………………………………...100,5 т.</text:p>
      <text:p text:style-name="P15">Максимальная взлетная масса………………………………………………………… 100 т.</text:p>
      <text:p text:style-name="P15">Максимальная посадочная масса ………………………………………………………80 т.</text:p>
      <text:p text:style-name="P15">Максимальная масса самолета без топлива …………………………………………...74 т.</text:p>
      <text:p text:style-name="P15">Максимальная коммерческая нагрузка ………………………………………………...18 т.</text:p>
      <text:p text:style-name="P15"/>
      <text:p text:style-name="P17">Допустимые центровки</text:p>
      <text:p text:style-name="P15">Предельно допустимая передняя центровка на взлете, шасси выпущено <text:span text:style-name="T8">………</text:span>21 % САХ.</text:p>
      <text:p text:style-name="P15">Предельно допустимая передняя центровка на посадке, шасси выпущено ……..18 % САХ.</text:p>
      <text:p text:style-name="P15">Предельно допустимая задняя центровка (шасси убрано):</text:p>
      <text:p text:style-name="P15">(а) на взлете, в полете и на посадке ………………………………………………..32 % САХ;</text:p>
      <text:p text:style-name="P15">(б) при взлетной массе до 80 т, эшелоне полета не больше 10100 м, работе АБСУ только в штурвальном режиме, в тех случаях, когда коммерческая нагрузка отсутствует или величина ее недостаточна для получения центровки в полете не более 32 % САХ, разрешается 40 % САХ.</text:p>
      <text:p text:style-name="P16">Центровка переваливания на хвост самолета на земле………………………….52,5 % САХ.</text:p>
      <text:p text:style-name="P16"/>
      <text:p text:style-name="P5">Допустимые перегрузки</text:p>
      <text:p text:style-name="P4">Максимальная перегрузка для всех масс самолета</text:p>
      <text:p text:style-name="P4">- с убранной механизацией…………………………………………………………. <text:s/>2.5</text:p>
      <text:p text:style-name="P4">- с выпущенной механизацией……………………………………………………... <text:s/>2.0</text:p>
      <text:p text:style-name="P4">Минимальная перегрузка для всех масс самолета</text:p>
      <text:p text:style-name="P4">- с убранной механизацией…………………………………………………………. <text:s/>0.0</text:p>
      <text:p text:style-name="P4">- с выпущенной механизацией……………………………………………………... <text:s/>0.2</text:p>
      <text:p text:style-name="P4"/>
      <text:p text:style-name="P5">Допустимые <text:span text:style-name="T10">углы</text:span> крен<text:span text:style-name="T10">а</text:span></text:p>
      <text:p text:style-name="P4">При маневрах ниже 250м или при скоростях ниже 340 км/ч на взлете и менее 280 км/ч на посадке ………………………………………………………………………………. 15°</text:p>
      <text:p text:style-name="P4">При выпуске и уборке закрылков …………………………………………………...25°</text:p>
      <text:p text:style-name="P4">Во всех остальных случаях…………………………………………………………..30°</text:p>
      <text:h text:style-name="P63" text:outline-level="1"><text:bookmark-start text:name="__RefHeading___Toc6961_1797285342"/>Ограничения скорости<text:bookmark-end text:name="__RefHeading___Toc6961_1797285342"/></text:h>
      <text:p text:style-name="P10">Максимальная эксплуатационная скорость V <text:span text:style-name="T5">max </text:span>э (V мо) и число М <text:span text:style-name="T5">max </text:span><text:span text:style-name="T7">э</text:span> (М мо):</text:p>
      <text:p text:style-name="P10">- с центровкой 32% САХ и менее:</text:p>
      <text:p text:style-name="P10">- на высотах от земли до 7000 м ..............................................................……600 км/ч;</text:p>
      <text:p text:style-name="P10">- на высотах 7000 м и выше ............................................….. 575 км/ч, число М = 0,86.</text:p>
      <text:p text:style-name="P10">- с центровкой более 32% САХ на всех высотах ........................................... 525 км/ч.</text:p>
      <text:p text:style-name="P10">Расчетная предельная скорость V max <text:s/>и число М <text:span text:style-name="T5">m</text:span>ах:</text:p>
      <text:p text:style-name="P10">- на высотах от земли до 7000 м ..................................................................... 650 км/ч;</text:p>
      <text:p text:style-name="P10">- на высотах от 7000 м и до 10300 м .............................................................. 625 км/ч;</text:p>
      <text:p text:style-name="P10">- на высотах &gt; 10300 м .................................................................................... М = 0,95.</text:p>
      <text:p text:style-name="P10">Максимальная скорость при отказе демпфера крена</text:p>
      <text:p text:style-name="P10">или демпфера курса при всех массах самолета ..............…525 км/ч, число М = 0,85.</text:p>
      <text:p text:style-name="P10">Максимальная скорость полета с закрылками, отклоненными на угол:</text:p>
      <text:p text:style-name="P10">- 15° .................................................................................................................. 420 км/ч;</text:p>
      <text:p text:style-name="P10">- 28° .................................................................................................................. 360 км/ч;</text:p>
      <text:p text:style-name="P10">- 36° .................................................................................................................. 330 км/ч;</text:p>
      <text:p text:style-name="P10">- 45° .................................................................................................................. 300 км/ч.</text:p>
      <text:p text:style-name="P10">В процессе уборки закрылков с угла 15° до 0° разрешается увеличение скорости до</text:p>
      <text:p text:style-name="P10">430 км/ч.</text:p>
      <text:p text:style-name="P10">Максимальная скорость полета в процессе выпуска и уборки шасси:</text:p>
      <text:p text:style-name="P10">- в нормальных условиях ................................................................................. 400 км/ч;</text:p>
      <text:p text:style-name="P10">Максимальная скорость полета при стабилизаторе, зафиксированном</text:p>
      <text:p text:style-name="P10">в положении, отличном от полетного .............................................................. 450 км/ч.</text:p>
      <text:p text:style-name="P10">Максимальная скорость полета при перестановке стабилизатора ............... 425 км/ч.</text:p>
      <text:p text:style-name="P10">На взлете и при уходе на второй круг в процессе перестановки стабилизатора разрешается увеличение скорости и достижение ее к моменту полной перестановки стабилизатора в полетное положение ............. 450 км/ч.</text:p>
      <text:p text:style-name="P10">Максимальная скорость полета при выпущенных предкрылках ............……..425 км/ч.</text:p>
      <text:p text:style-name="P10">В процессе уборки предкрылков разрешается увеличение скорости и</text:p>
      <text:p text:style-name="P10">достижение ее к моменту полной уборки ..................................................….... 450 км/ч.</text:p>
      <text:p text:style-name="P11">Максимальная скорость полета при выпуске фар ........................................…...400 км/ч</text:p>
      <text:p text:style-name="P11"/>
      <text:p text:style-name="P23">Максимальная путевая скорость:</text:p>
      <text:p text:style-name="P11">- подъема передней опоры шасси ..............................................................……... 315 км/ч</text:p>
      <text:p text:style-name="P11">- отрыва основных опор шасси ..................................................................…...... 325 км/ч</text:p>
      <text:p text:style-name="P11">- касания основными опорами шасси .......................................................…….. 280 км/ч*</text:p>
      <text:p text:style-name="P11">- касания передней опорой шасси ............................................................…….... 270 км/ч*</text:p>
      <text:p text:style-name="P11">- начала торможения на пробеге при температуре наружного воздуха:</text:p>
      <text:p text:style-name="P11">- плюс 30 °С и ниже......................................................................................……. 240 км/ч</text:p>
      <text:p text:style-name="P11">- свыше 30 °С .............................................................................................……... 225 км/ч</text:p>
      <text:p text:style-name="P11"/>
      <text:h text:style-name="P59" text:outline-level="1"><text:bookmark-start text:name="__RefHeading___Toc8739_1797285342"/>Согласованные положения стабилизатора<text:bookmark-end text:name="__RefHeading___Toc8739_1797285342"/></text:h>
      <table:table table:name="Таблица4" table:style-name="Таблица4">
        <table:table-column table:style-name="Таблица4.A" table:number-columns-repeated="5"/>
        <table:table-column table:style-name="Таблица4.F"/>
        <table:table-row>
          <table:table-cell table:style-name="Таблица4.A1" table:number-rows-spanned="5" office:value-type="string">
            <text:p text:style-name="P34">Конфигурация самолета</text:p>
          </table:table-cell>
          <table:table-cell table:style-name="Таблица4.A1" table:number-rows-spanned="5" office:value-type="string">
            <text:p text:style-name="P34">Угол отклонения закрылков, град</text:p>
          </table:table-cell>
          <table:table-cell table:style-name="Таблица4.A1" table:number-rows-spanned="5" office:value-type="string">
            <text:p text:style-name="P34">Положение предкрылков</text:p>
          </table:table-cell>
          <table:table-cell table:style-name="Таблица4.D1" table:number-columns-spanned="3" office:value-type="string">
            <text:p text:style-name="P33">Центровка самолета %САХ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4.E8" office:value-type="string">
            <text:p text:style-name="P33">Менее 24</text:p>
          </table:table-cell>
          <table:table-cell table:style-name="Таблица4.E8" office:value-type="string">
            <text:p text:style-name="P33">24-32</text:p>
          </table:table-cell>
          <table:table-cell table:style-name="Таблица4.F8" office:value-type="string">
            <text:p text:style-name="P33">Свыше 32</text:p>
          </table:table-cell>
        </table:table-row>
        <table:table-row>
          <table:covered-table-cell/>
          <table:covered-table-cell/>
          <table:covered-table-cell/>
          <table:table-cell table:style-name="Таблица4.D3" table:number-columns-spanned="3" office:value-type="string">
            <text:p text:style-name="P33">Положение задатчика стабилизатора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4.E8" office:value-type="string">
            <text:p text:style-name="P33">П</text:p>
            <text:p text:style-name="P33">зеленый</text:p>
            <text:p text:style-name="P33">цвет</text:p>
          </table:table-cell>
          <table:table-cell table:style-name="Таблица4.E8" office:value-type="string">
            <text:p text:style-name="P33">С</text:p>
            <text:p text:style-name="P33">черный</text:p>
            <text:p text:style-name="P33">цвет</text:p>
          </table:table-cell>
          <table:table-cell table:style-name="Таблица4.F8" office:value-type="string">
            <text:p text:style-name="P33">З</text:p>
            <text:p text:style-name="P33">желтый</text:p>
            <text:p text:style-name="P33">цвет</text:p>
          </table:table-cell>
        </table:table-row>
        <table:table-row>
          <table:covered-table-cell/>
          <table:covered-table-cell/>
          <table:covered-table-cell/>
          <table:table-cell table:style-name="Таблица4.D5" table:number-columns-spanned="3" office:value-type="string">
            <text:p text:style-name="P33">Согласованное положение стабилизатора, град</text:p>
          </table:table-cell>
          <table:covered-table-cell/>
          <table:covered-table-cell/>
        </table:table-row>
        <table:table-row>
          <table:table-cell table:style-name="Таблица4.E8" office:value-type="string">
            <text:p text:style-name="P33">Полетная</text:p>
          </table:table-cell>
          <table:table-cell table:style-name="Таблица4.E8" office:value-type="string">
            <text:p text:style-name="P33">0</text:p>
          </table:table-cell>
          <table:table-cell table:style-name="Таблица4.E8" office:value-type="string">
            <text:p text:style-name="P33">Убраны</text:p>
          </table:table-cell>
          <table:table-cell table:style-name="Таблица4.E8" office:value-type="string">
            <text:p text:style-name="P33">0</text:p>
          </table:table-cell>
          <table:table-cell table:style-name="Таблица4.E8" office:value-type="string">
            <text:p text:style-name="P33">0</text:p>
          </table:table-cell>
          <table:table-cell table:style-name="Таблица4.F8" office:value-type="string">
            <text:p text:style-name="P33">0</text:p>
          </table:table-cell>
        </table:table-row>
        <table:table-row>
          <table:table-cell table:style-name="Таблица4.E8" office:value-type="string">
            <text:p text:style-name="P33">Взлетная</text:p>
          </table:table-cell>
          <table:table-cell table:style-name="Таблица4.E8" office:value-type="string">
            <text:p text:style-name="P33">15, 28</text:p>
          </table:table-cell>
          <table:table-cell table:style-name="Таблица4.E8" office:value-type="string">
            <text:p text:style-name="P33">Выпущены</text:p>
          </table:table-cell>
          <table:table-cell table:style-name="Таблица4.E8" office:value-type="string">
            <text:p text:style-name="P33">3</text:p>
          </table:table-cell>
          <table:table-cell table:style-name="Таблица4.E8" office:value-type="string">
            <text:p text:style-name="P33">1.5</text:p>
          </table:table-cell>
          <table:table-cell table:style-name="Таблица4.F8" office:value-type="string">
            <text:p text:style-name="P33">0</text:p>
          </table:table-cell>
        </table:table-row>
        <table:table-row>
          <table:table-cell table:style-name="Таблица4.E8" office:value-type="string">
            <text:p text:style-name="P33">Посадочная</text:p>
          </table:table-cell>
          <table:table-cell table:style-name="Таблица4.E8" office:value-type="string">
            <text:p text:style-name="P33">36, 45</text:p>
          </table:table-cell>
          <table:table-cell table:style-name="Таблица4.E8" office:value-type="string">
            <text:p text:style-name="P33">Выпущены</text:p>
          </table:table-cell>
          <table:table-cell table:style-name="Таблица4.E8" office:value-type="string">
            <text:p text:style-name="P33">5.5</text:p>
          </table:table-cell>
          <table:table-cell table:style-name="Таблица4.E8" office:value-type="string">
            <text:p text:style-name="P33">3</text:p>
          </table:table-cell>
          <table:table-cell table:style-name="Таблица4.F8" office:value-type="string">
            <text:p text:style-name="P33">0</text:p>
          </table:table-cell>
        </table:table-row>
      </table:table>
      <text:p text:style-name="P8"/>
      <text:h text:style-name="P61" text:outline-level="1"><text:bookmark-start text:name="__RefHeading___Toc8741_1797285342"/>Конфигурация самолета по этапам полета<text:bookmark-end text:name="__RefHeading___Toc8741_1797285342"/></text:h>
      <text:p text:style-name="P14">На взлете:</text:p>
      <text:p text:style-name="P12">- закрылки выпущены на 15° или 28°,</text:p>
      <text:p text:style-name="P12">- предкрылки выпущены;</text:p>
      <text:p text:style-name="P13">- стабилизатор в согласованном положении, <text:span text:style-name="T9">см таблицу выше;</text:span></text:p>
      <text:p text:style-name="P11">- интерцепторы убраны;</text:p>
      <text:p text:style-name="P11">- шасси выпущено.</text:p>
      <text:p text:style-name="P14">В наборе высоты, крейсерском полете и на снижении:</text:p>
      <text:p text:style-name="P11">- закрылки убраны;</text:p>
      <text:p text:style-name="P11">- предкрылки убраны;</text:p>
      <text:p text:style-name="P12">- стабилизатор в полетном положении (0°);</text:p>
      <text:p text:style-name="P11">- интерцепторы убраны (на снижении при необходимости выпускаются средние интерцепторы);</text:p>
      <text:p text:style-name="P11">- шасси убрано.</text:p>
      <text:p text:style-name="P14">При экстренном снижении:</text:p>
      <text:p text:style-name="P11">- закрылки убраны;</text:p>
      <text:p text:style-name="P11">- предкрылки убраны;</text:p>
      <text:p text:style-name="P11">- стабилизатор в полетном положении (0°);</text:p>
      <text:p text:style-name="P11">- средние интерцепторы выпущены;</text:p>
      <text:p text:style-name="P11">- шасси выпущено.</text:p>
      <text:p text:style-name="P14">На посадке:</text:p>
      <text:p text:style-name="P11">- закрылки:</text:p>
      <text:p text:style-name="P11">- в нормальных условиях выпущены на 45° или 36°, </text:p>
      <text:p text:style-name="P11">- при посадке на 2-х двигателях выпущены на 36°;</text:p>
      <text:p text:style-name="P11">- при посадке на одном двигателе выпущены на 15°;</text:p>
      <text:p text:style-name="P11">- предкрылки выпущены;</text:p>
      <text:p text:style-name="P11">- стабилизатор в согласованном положении, <text:span text:style-name="T9">см таблицу выше;</text:span></text:p>
      <text:p text:style-name="P11">- средние и внутренние интерцепторы выпускаются автоматически после приземления;</text:p>
      <text:p text:style-name="P11">- шасси выпущено.</text:p>
      <text:p text:style-name="P22"/>
      <text:p text:style-name="P22"/>
      <text:h text:style-name="P64" text:outline-level="1"><text:bookmark-start text:name="__RefHeading___Toc8797_1797285342"/>Скорости на взлете<text:bookmark-end text:name="__RefHeading___Toc8797_1797285342"/></text:h>
      <text:p text:style-name="P19"><text:span text:style-name="T1">Закрылки 28</text:span><text:span text:style-name="T3">°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3"/>
        <table:table-column table:style-name="Таблица5.F"/>
        <table:table-column table:style-name="Таблица5.B"/>
        <table:table-column table:style-name="Таблица5.H"/>
        <table:table-row>
          <table:table-cell table:style-name="Таблица5.A1" office:value-type="string">
            <text:p text:style-name="P35">Масса, т</text:p>
          </table:table-cell>
          <table:table-cell table:style-name="Таблица5.A1" office:value-type="string">
            <text:p text:style-name="P44">70</text:p>
          </table:table-cell>
          <table:table-cell table:style-name="Таблица5.A1" office:value-type="string">
            <text:p text:style-name="P44">75</text:p>
          </table:table-cell>
          <table:table-cell table:style-name="Таблица5.A1" office:value-type="string">
            <text:p text:style-name="P44">80</text:p>
          </table:table-cell>
          <table:table-cell table:style-name="Таблица5.A1" office:value-type="string">
            <text:p text:style-name="P44">85</text:p>
          </table:table-cell>
          <table:table-cell table:style-name="Таблица5.A1" office:value-type="string">
            <text:p text:style-name="P44">90</text:p>
          </table:table-cell>
          <table:table-cell table:style-name="Таблица5.A1" office:value-type="string">
            <text:p text:style-name="P44">95</text:p>
          </table:table-cell>
          <table:table-cell table:style-name="Таблица5.H1" office:value-type="string">
            <text:p text:style-name="P44">100</text:p>
          </table:table-cell>
        </table:table-row>
        <table:table-row>
          <table:table-cell table:style-name="Таблица5.A2" office:value-type="string">
            <text:p text:style-name="P46">V1, <text:span text:style-name="T1">км/ч</text:span></text:p>
          </table:table-cell>
          <table:table-cell table:style-name="Таблица5.A2" office:value-type="string">
            <text:p text:style-name="P41">205</text:p>
          </table:table-cell>
          <table:table-cell table:style-name="Таблица5.A2" office:value-type="string">
            <text:p text:style-name="P41">210</text:p>
          </table:table-cell>
          <table:table-cell table:style-name="Таблица5.A2" office:value-type="string">
            <text:p text:style-name="P41">220</text:p>
          </table:table-cell>
          <table:table-cell table:style-name="Таблица5.A2" office:value-type="string">
            <text:p text:style-name="P41">230</text:p>
          </table:table-cell>
          <table:table-cell table:style-name="Таблица5.A2" office:value-type="string">
            <text:p text:style-name="P41">235</text:p>
          </table:table-cell>
          <table:table-cell table:style-name="Таблица5.A2" office:value-type="string">
            <text:p text:style-name="P41">240</text:p>
          </table:table-cell>
          <table:table-cell table:style-name="Таблица5.H2" office:value-type="string">
            <text:p text:style-name="P41">250</text:p>
          </table:table-cell>
        </table:table-row>
        <table:table-row>
          <table:table-cell table:style-name="Таблица5.A2" office:value-type="string">
            <text:p text:style-name="P44">Vr, <text:span text:style-name="T1">км/ч</text:span></text:p>
          </table:table-cell>
          <table:table-cell table:style-name="Таблица5.A2" office:value-type="string">
            <text:p text:style-name="P35">215</text:p>
          </table:table-cell>
          <table:table-cell table:style-name="Таблица5.A2" office:value-type="string">
            <text:p text:style-name="P35">220</text:p>
          </table:table-cell>
          <table:table-cell table:style-name="Таблица5.A2" office:value-type="string">
            <text:p text:style-name="P35">230</text:p>
          </table:table-cell>
          <table:table-cell table:style-name="Таблица5.A2" office:value-type="string">
            <text:p text:style-name="P53">240</text:p>
          </table:table-cell>
          <table:table-cell table:style-name="Таблица5.A2" office:value-type="string">
            <text:p text:style-name="P37">245</text:p>
          </table:table-cell>
          <table:table-cell table:style-name="Таблица5.A2" office:value-type="string">
            <text:p text:style-name="P37">250</text:p>
          </table:table-cell>
          <table:table-cell table:style-name="Таблица5.H2" office:value-type="string">
            <text:p text:style-name="P37">260</text:p>
          </table:table-cell>
        </table:table-row>
        <table:table-row>
          <table:table-cell table:style-name="Таблица5.A2" office:value-type="string">
            <text:p text:style-name="P44">V2, <text:span text:style-name="T1">км/ч</text:span></text:p>
          </table:table-cell>
          <table:table-cell table:style-name="Таблица5.A2" office:value-type="string">
            <text:p text:style-name="P35">235</text:p>
          </table:table-cell>
          <table:table-cell table:style-name="Таблица5.A2" office:value-type="string">
            <text:p text:style-name="P35">245</text:p>
          </table:table-cell>
          <table:table-cell table:style-name="Таблица5.A2" office:value-type="string">
            <text:p text:style-name="P35">250</text:p>
          </table:table-cell>
          <table:table-cell table:style-name="Таблица5.A2" office:value-type="string">
            <text:p text:style-name="P53">260</text:p>
          </table:table-cell>
          <table:table-cell table:style-name="Таблица5.A2" office:value-type="string">
            <text:p text:style-name="P37">270</text:p>
          </table:table-cell>
          <table:table-cell table:style-name="Таблица5.A2" office:value-type="string">
            <text:p text:style-name="P37">275</text:p>
          </table:table-cell>
          <table:table-cell table:style-name="Таблица5.H2" office:value-type="string">
            <text:p text:style-name="P37">280</text:p>
          </table:table-cell>
        </table:table-row>
        <table:table-row>
          <table:table-cell table:style-name="Таблица5.A2" office:value-type="string">
            <text:p text:style-name="P44">V <text:span text:style-name="T1">закр. в </text:span>15°, <text:span text:style-name="T1">км/ч</text:span></text:p>
          </table:table-cell>
          <table:table-cell table:style-name="Таблица5.H2" table:number-columns-spanned="7" office:value-type="string">
            <text:p text:style-name="P55">Не менее 33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5.A2" office:value-type="string">
            <text:p text:style-name="P44">V <text:span text:style-name="T1">закр. в </text:span>0°, <text:span text:style-name="T1">км/ч</text:span></text:p>
          </table:table-cell>
          <table:table-cell table:style-name="Таблица5.A2" table:number-columns-spanned="6" office:value-type="string">
            <text:p text:style-name="P55">Не менее 360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H2" office:value-type="string">
            <text:p text:style-name="P37">365</text:p>
          </table:table-cell>
        </table:table-row>
      </table:table>
      <text:p text:style-name="P6"/>
      <text:p text:style-name="P20"><text:span text:style-name="T1">Закрылки </text:span><text:span text:style-name="T3">15°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 table:number-columns-repeated="3"/>
        <table:table-column table:style-name="Таблица6.F"/>
        <table:table-column table:style-name="Таблица6.B"/>
        <table:table-column table:style-name="Таблица6.H"/>
        <table:table-row>
          <table:table-cell table:style-name="Таблица6.A1" office:value-type="string">
            <text:p text:style-name="P36">Масса, т</text:p>
          </table:table-cell>
          <table:table-cell table:style-name="Таблица6.A1" office:value-type="string">
            <text:p text:style-name="P45">70</text:p>
          </table:table-cell>
          <table:table-cell table:style-name="Таблица6.A1" office:value-type="string">
            <text:p text:style-name="P45">75</text:p>
          </table:table-cell>
          <table:table-cell table:style-name="Таблица6.A1" office:value-type="string">
            <text:p text:style-name="P45">80</text:p>
          </table:table-cell>
          <table:table-cell table:style-name="Таблица6.A1" office:value-type="string">
            <text:p text:style-name="P45">85</text:p>
          </table:table-cell>
          <table:table-cell table:style-name="Таблица6.A1" office:value-type="string">
            <text:p text:style-name="P45">90</text:p>
          </table:table-cell>
          <table:table-cell table:style-name="Таблица6.A1" office:value-type="string">
            <text:p text:style-name="P45">95</text:p>
          </table:table-cell>
          <table:table-cell table:style-name="Таблица6.H1" office:value-type="string">
            <text:p text:style-name="P45">100</text:p>
          </table:table-cell>
        </table:table-row>
        <table:table-row>
          <table:table-cell table:style-name="Таблица6.A2" office:value-type="string">
            <text:p text:style-name="P46">V1, <text:span text:style-name="T1">км/ч</text:span></text:p>
          </table:table-cell>
          <table:table-cell table:style-name="Таблица6.A2" office:value-type="string">
            <text:p text:style-name="P41">220</text:p>
          </table:table-cell>
          <table:table-cell table:style-name="Таблица6.A2" office:value-type="string">
            <text:p text:style-name="P41">230</text:p>
          </table:table-cell>
          <table:table-cell table:style-name="Таблица6.A2" office:value-type="string">
            <text:p text:style-name="P41">235</text:p>
          </table:table-cell>
          <table:table-cell table:style-name="Таблица6.A2" office:value-type="string">
            <text:p text:style-name="P41">245</text:p>
          </table:table-cell>
          <table:table-cell table:style-name="Таблица6.A2" office:value-type="string">
            <text:p text:style-name="P41">250</text:p>
          </table:table-cell>
          <table:table-cell table:style-name="Таблица6.A2" office:value-type="string">
            <text:p text:style-name="P41">260</text:p>
          </table:table-cell>
          <table:table-cell table:style-name="Таблица6.H2" office:value-type="string">
            <text:p text:style-name="P41">270</text:p>
          </table:table-cell>
        </table:table-row>
        <table:table-row>
          <table:table-cell table:style-name="Таблица6.A2" office:value-type="string">
            <text:p text:style-name="P45">Vr, <text:span text:style-name="T1">км/ч</text:span></text:p>
          </table:table-cell>
          <table:table-cell table:style-name="Таблица6.A2" office:value-type="string">
            <text:p text:style-name="P38">230</text:p>
          </table:table-cell>
          <table:table-cell table:style-name="Таблица6.A2" office:value-type="string">
            <text:p text:style-name="P38">240</text:p>
          </table:table-cell>
          <table:table-cell table:style-name="Таблица6.A2" office:value-type="string">
            <text:p text:style-name="P38">245</text:p>
          </table:table-cell>
          <table:table-cell table:style-name="Таблица6.A2" office:value-type="string">
            <text:p text:style-name="P38">255</text:p>
          </table:table-cell>
          <table:table-cell table:style-name="Таблица6.A2" office:value-type="string">
            <text:p text:style-name="P38">260</text:p>
          </table:table-cell>
          <table:table-cell table:style-name="Таблица6.A2" office:value-type="string">
            <text:p text:style-name="P38">270</text:p>
          </table:table-cell>
          <table:table-cell table:style-name="Таблица6.H2" office:value-type="string">
            <text:p text:style-name="P38">280</text:p>
          </table:table-cell>
        </table:table-row>
        <table:table-row>
          <table:table-cell table:style-name="Таблица6.A2" office:value-type="string">
            <text:p text:style-name="P45">V2, <text:span text:style-name="T1">км/ч</text:span></text:p>
          </table:table-cell>
          <table:table-cell table:style-name="Таблица6.A2" office:value-type="string">
            <text:p text:style-name="P38">270</text:p>
          </table:table-cell>
          <table:table-cell table:style-name="Таблица6.A2" office:value-type="string">
            <text:p text:style-name="P38">280</text:p>
          </table:table-cell>
          <table:table-cell table:style-name="Таблица6.A2" office:value-type="string">
            <text:p text:style-name="P38">285</text:p>
          </table:table-cell>
          <table:table-cell table:style-name="Таблица6.A2" office:value-type="string">
            <text:p text:style-name="P38">295</text:p>
          </table:table-cell>
          <table:table-cell table:style-name="Таблица6.A2" office:value-type="string">
            <text:p text:style-name="P38">305</text:p>
          </table:table-cell>
          <table:table-cell table:style-name="Таблица6.A2" office:value-type="string">
            <text:p text:style-name="P38">315</text:p>
          </table:table-cell>
          <table:table-cell table:style-name="Таблица6.H2" office:value-type="string">
            <text:p text:style-name="P38">320</text:p>
          </table:table-cell>
        </table:table-row>
        <table:table-row>
          <table:table-cell table:style-name="Таблица6.A2" office:value-type="string">
            <text:p text:style-name="P45">V <text:span text:style-name="T1">закр. в </text:span>0°, <text:span text:style-name="T1">км/ч</text:span></text:p>
          </table:table-cell>
          <table:table-cell table:style-name="Таблица6.A2" table:number-columns-spanned="6" office:value-type="string">
            <text:p text:style-name="P55">Не менее 360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H2" office:value-type="string">
            <text:p text:style-name="P37">365</text:p>
          </table:table-cell>
        </table:table-row>
      </table:table>
      <text:p text:style-name="P6"/>
      <text:h text:style-name="P60" text:outline-level="1"><text:bookmark-start text:name="__RefHeading___Toc8799_1797285342"/>Скорости захода на посадку<text:bookmark-end text:name="__RefHeading___Toc8799_1797285342"/></text:h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3"/>
        <table:table-column table:style-name="Таблица7.F"/>
        <table:table-column table:style-name="Таблица7.B"/>
        <table:table-column table:style-name="Таблица7.H"/>
        <table:table-row>
          <table:table-cell table:style-name="Таблица7.A1" office:value-type="string">
            <text:p text:style-name="P39">Масса, т</text:p>
          </table:table-cell>
          <table:table-cell table:style-name="Таблица7.A1" office:value-type="string">
            <text:p text:style-name="P39">60</text:p>
          </table:table-cell>
          <table:table-cell table:style-name="Таблица7.A1" office:value-type="string">
            <text:p text:style-name="P39">65</text:p>
          </table:table-cell>
          <table:table-cell table:style-name="Таблица7.A1" office:value-type="string">
            <text:p text:style-name="P39">70</text:p>
          </table:table-cell>
          <table:table-cell table:style-name="Таблица7.A1" office:value-type="string">
            <text:p text:style-name="P39">75</text:p>
          </table:table-cell>
          <table:table-cell table:style-name="Таблица7.A1" office:value-type="string">
            <text:p text:style-name="P39">80</text:p>
          </table:table-cell>
          <table:table-cell table:style-name="Таблица7.A1" office:value-type="string">
            <text:p text:style-name="P39">85</text:p>
          </table:table-cell>
          <table:table-cell table:style-name="Таблица7.H1" office:value-type="string">
            <text:p text:style-name="P39">90</text:p>
          </table:table-cell>
        </table:table-row>
        <table:table-row>
          <table:table-cell table:style-name="Таблица7.A2" office:value-type="string">
            <text:p text:style-name="P39">Закр. 0°, пр. убраны</text:p>
          </table:table-cell>
          <table:table-cell table:style-name="Таблица7.A2" office:value-type="string">
            <text:p text:style-name="P40">318</text:p>
          </table:table-cell>
          <table:table-cell table:style-name="Таблица7.A2" office:value-type="string">
            <text:p text:style-name="P40">332</text:p>
          </table:table-cell>
          <table:table-cell table:style-name="Таблица7.A2" office:value-type="string">
            <text:p text:style-name="P40">344</text:p>
          </table:table-cell>
          <table:table-cell table:style-name="Таблица7.A2" office:value-type="string">
            <text:p text:style-name="P40">356</text:p>
          </table:table-cell>
          <table:table-cell table:style-name="Таблица7.A2" office:value-type="string">
            <text:p text:style-name="P40">368</text:p>
          </table:table-cell>
          <table:table-cell table:style-name="Таблица7.A2" office:value-type="string">
            <text:p text:style-name="P40">380</text:p>
          </table:table-cell>
          <table:table-cell table:style-name="Таблица7.H2" office:value-type="string">
            <text:p text:style-name="P40">401</text:p>
          </table:table-cell>
        </table:table-row>
        <table:table-row>
          <table:table-cell table:style-name="Таблица7.A2" office:value-type="string">
            <text:p text:style-name="P39">Закрылки 0°</text:p>
          </table:table-cell>
          <table:table-cell table:style-name="Таблица7.A2" office:value-type="string">
            <text:p text:style-name="P40">295</text:p>
          </table:table-cell>
          <table:table-cell table:style-name="Таблица7.A2" office:value-type="string">
            <text:p text:style-name="P40">307</text:p>
          </table:table-cell>
          <table:table-cell table:style-name="Таблица7.A2" office:value-type="string">
            <text:p text:style-name="P40">317</text:p>
          </table:table-cell>
          <table:table-cell table:style-name="Таблица7.A2" office:value-type="string">
            <text:p text:style-name="P40">328</text:p>
          </table:table-cell>
          <table:table-cell table:style-name="Таблица7.A2" office:value-type="string">
            <text:p text:style-name="P40">340</text:p>
          </table:table-cell>
          <table:table-cell table:style-name="Таблица7.A2" office:value-type="string">
            <text:p text:style-name="P40">351</text:p>
          </table:table-cell>
          <table:table-cell table:style-name="Таблица7.H2" office:value-type="string">
            <text:p text:style-name="P40">361</text:p>
          </table:table-cell>
        </table:table-row>
        <table:table-row>
          <table:table-cell table:style-name="Таблица7.A2" office:value-type="string">
            <text:p text:style-name="P39">Закрылки 15°</text:p>
          </table:table-cell>
          <table:table-cell table:style-name="Таблица7.A2" office:value-type="string">
            <text:p text:style-name="P40">251</text:p>
          </table:table-cell>
          <table:table-cell table:style-name="Таблица7.A2" office:value-type="string">
            <text:p text:style-name="P40">261</text:p>
          </table:table-cell>
          <table:table-cell table:style-name="Таблица7.A2" office:value-type="string">
            <text:p text:style-name="P40">270</text:p>
          </table:table-cell>
          <table:table-cell table:style-name="Таблица7.A2" office:value-type="string">
            <text:p text:style-name="P40">280</text:p>
          </table:table-cell>
          <table:table-cell table:style-name="Таблица7.A2" office:value-type="string">
            <text:p text:style-name="P40">288</text:p>
          </table:table-cell>
          <table:table-cell table:style-name="Таблица7.A2" office:value-type="string">
            <text:p text:style-name="P40">297</text:p>
          </table:table-cell>
          <table:table-cell table:style-name="Таблица7.H2" office:value-type="string">
            <text:p text:style-name="P40">305</text:p>
          </table:table-cell>
        </table:table-row>
        <table:table-row>
          <table:table-cell table:style-name="Таблица7.A2" office:value-type="string">
            <text:p text:style-name="P39">Закрылки 28°</text:p>
          </table:table-cell>
          <table:table-cell table:style-name="Таблица7.A2" office:value-type="string">
            <text:p text:style-name="P40">236</text:p>
          </table:table-cell>
          <table:table-cell table:style-name="Таблица7.A2" office:value-type="string">
            <text:p text:style-name="P40">247</text:p>
          </table:table-cell>
          <table:table-cell table:style-name="Таблица7.A2" office:value-type="string">
            <text:p text:style-name="P40">255</text:p>
          </table:table-cell>
          <table:table-cell table:style-name="Таблица7.A2" office:value-type="string">
            <text:p text:style-name="P40">265</text:p>
          </table:table-cell>
          <table:table-cell table:style-name="Таблица7.A2" office:value-type="string">
            <text:p text:style-name="P40">273</text:p>
          </table:table-cell>
          <table:table-cell table:style-name="Таблица7.A2" office:value-type="string">
            <text:p text:style-name="P40">282</text:p>
          </table:table-cell>
          <table:table-cell table:style-name="Таблица7.H2" office:value-type="string">
            <text:p text:style-name="P40">288</text:p>
          </table:table-cell>
        </table:table-row>
        <table:table-row>
          <table:table-cell table:style-name="Таблица7.A2" office:value-type="string">
            <text:p text:style-name="P39">Закрылки 36°</text:p>
          </table:table-cell>
          <table:table-cell table:style-name="Таблица7.A2" office:value-type="string">
            <text:p text:style-name="P39">232</text:p>
          </table:table-cell>
          <table:table-cell table:style-name="Таблица7.A2" office:value-type="string">
            <text:p text:style-name="P39">242</text:p>
          </table:table-cell>
          <table:table-cell table:style-name="Таблица7.A2" office:value-type="string">
            <text:p text:style-name="P39">250</text:p>
          </table:table-cell>
          <table:table-cell table:style-name="Таблица7.A2" office:value-type="string">
            <text:p text:style-name="P39">260</text:p>
          </table:table-cell>
          <table:table-cell table:style-name="Таблица7.A2" office:value-type="string">
            <text:p text:style-name="P39">268</text:p>
          </table:table-cell>
          <table:table-cell table:style-name="Таблица7.A2" office:value-type="string">
            <text:p text:style-name="P39">276</text:p>
          </table:table-cell>
          <table:table-cell table:style-name="Таблица7.H2" office:value-type="string">
            <text:p text:style-name="P39">283</text:p>
          </table:table-cell>
        </table:table-row>
        <table:table-row>
          <table:table-cell table:style-name="Таблица7.A2" office:value-type="string">
            <text:p text:style-name="P39">Закрылки 45°</text:p>
          </table:table-cell>
          <table:table-cell table:style-name="Таблица7.A2" office:value-type="string">
            <text:p text:style-name="P39">230</text:p>
          </table:table-cell>
          <table:table-cell table:style-name="Таблица7.A2" office:value-type="string">
            <text:p text:style-name="P39">240</text:p>
          </table:table-cell>
          <table:table-cell table:style-name="Таблица7.A2" office:value-type="string">
            <text:p text:style-name="P39">247</text:p>
          </table:table-cell>
          <table:table-cell table:style-name="Таблица7.A2" office:value-type="string">
            <text:p text:style-name="P39">257</text:p>
          </table:table-cell>
          <table:table-cell table:style-name="Таблица7.A2" office:value-type="string">
            <text:p text:style-name="P39">265</text:p>
          </table:table-cell>
          <table:table-cell table:style-name="Таблица7.A2" office:value-type="string">
            <text:p text:style-name="P39">272</text:p>
          </table:table-cell>
          <table:table-cell table:style-name="Таблица7.H2" office:value-type="string">
            <text:p text:style-name="P39">280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class="chapter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6:44:10.417000000</meta:creation-date>
    <dc:date>2016-05-25T16:30:30.824000000</dc:date>
    <meta:editing-duration>PT2H13M48S</meta:editing-duration>
    <meta:editing-cycles>24</meta:editing-cycles>
    <meta:generator>LibreOffice/5.0.3.2$Windows_x86 LibreOffice_project/e5f16313668ac592c1bfb310f4390624e3dbfb75</meta:generator>
    <meta:document-statistic meta:table-count="7" meta:image-count="0" meta:object-count="0" meta:page-count="7" meta:paragraph-count="327" meta:word-count="1095" meta:character-count="8071" meta:non-whitespace-character-count="7263"/>
  </office:meta>
</office:document-meta>
</file>